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37" style:parent-style-name="Fuentedepárrafopredeter." style:family="text">
      <style:text-properties style:font-name="Calibri" style:font-name-complex="Calibri" fo:font-size="16pt" style:font-size-asian="16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44" style:parent-style-name="Fuentedepárrafopredeter." style:family="text">
      <style:text-properties style:font-name="Calibri" style:font-name-complex="Calibri" fo:font-size="16pt" style:font-size-asian="16pt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 fo:language="es" fo:country="MX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 fo:language="es" fo:country="MX"/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text-align="center"/>
      <style:text-properties style:font-name="Calibri" style:font-name-complex="Calibri" fo:color="#FF0000" fo:font-size="16pt" style:font-size-asian="16pt" style:font-size-complex="16pt" fo:hyphenate="true"/>
    </style:style>
    <style:style style:name="P100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1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2" style:parent-style-name="Normal" style:family="paragraph">
      <style:text-properties style:font-name="Calibri" fo:font-size="26pt" style:font-size-asian="26pt" fo:hyphenate="true"/>
    </style:style>
    <style:style style:name="P103" style:parent-style-name="Normal" style:family="paragraph">
      <style:text-properties style:font-name="Calibri" fo:color="#000000" fo:font-size="16pt" style:font-size-asian="16pt" style:font-size-complex="16pt" fo:hyphenate="true"/>
    </style:style>
    <style:style style:name="P104" style:parent-style-name="Normal" style:family="paragraph">
      <style:text-properties style:font-name="Calibri" fo:color="#000000" fo:font-size="16pt" style:font-size-asian="16pt" style:font-size-complex="16pt" fo:hyphenate="true"/>
    </style:style>
    <style:style style:name="P105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6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7" style:parent-style-name="Normal" style:family="paragraph">
      <style:text-properties style:font-name="Calibri" fo:font-size="16pt" style:font-size-asian="16pt" style:font-size-complex="16pt" fo:hyphenate="true"/>
    </style:style>
    <style:style style:name="P108" style:parent-style-name="Normal" style:family="paragraph">
      <style:text-properties style:font-name="Calibri" fo:font-size="16pt" style:font-size-asian="16pt" style:font-size-complex="16pt" fo:hyphenate="true"/>
    </style:style>
    <style:style style:name="P109" style:parent-style-name="Normal" style:family="paragraph">
      <style:text-properties style:font-name="Calibri" fo:font-size="16pt" style:font-size-asian="16pt" style:font-size-complex="16pt" fo:hyphenate="true"/>
    </style:style>
    <style:style style:name="P110" style:parent-style-name="Normal" style:family="paragraph">
      <style:text-properties fo:hyphenate="true"/>
    </style:style>
    <style:style style:name="T111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12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13" style:parent-style-name="Fuentedepárrafopredeter." style:family="text">
      <style:text-properties style:font-name="Calibri" fo:font-size="16pt" style:font-size-asian="16pt" style:font-size-complex="16pt"/>
    </style:style>
    <style:style style:name="P114" style:parent-style-name="Normal" style:family="paragraph">
      <style:text-properties fo:hyphenate="true"/>
    </style:style>
    <style:style style:name="T115" style:parent-style-name="Fuentedepárrafopredeter." style:family="text">
      <style:text-properties style:font-name="Calibri" fo:font-size="16pt" style:font-size-asian="16pt" style:font-size-complex="16pt"/>
    </style:style>
    <style:style style:name="T116" style:parent-style-name="Fuentedepárrafopredeter." style:family="text">
      <style:text-properties style:font-name="Calibri" fo:font-size="16pt" style:font-size-asian="16pt" style:font-size-complex="16pt"/>
    </style:style>
    <style:style style:name="T117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18" style:parent-style-name="Fuentedepárrafopredeter." style:family="text">
      <style:text-properties style:font-name="Calibri" fo:font-size="16pt" style:font-size-asian="16pt" style:font-size-complex="16pt"/>
    </style:style>
    <style:style style:name="P119" style:parent-style-name="Normal" style:family="paragraph">
      <style:text-properties style:font-name="Calibri" fo:font-size="16pt" style:font-size-asian="16pt" style:font-size-complex="16pt" fo:hyphenate="true"/>
    </style:style>
    <style:style style:name="P120" style:parent-style-name="Normal" style:family="paragraph">
      <style:text-properties style:font-name="Calibri" fo:font-size="16pt" style:font-size-asian="16pt" style:font-size-complex="16pt" fo:hyphenate="true"/>
    </style:style>
    <style:style style:name="P121" style:parent-style-name="Normal" style:family="paragraph">
      <style:text-properties style:font-name="Calibri" fo:font-size="16pt" style:font-size-asian="16pt" style:font-size-complex="16pt" fo:hyphenate="true"/>
    </style:style>
    <style:style style:name="P122" style:parent-style-name="Normal" style:family="paragraph">
      <style:text-properties fo:hyphenate="true"/>
    </style:style>
    <style:style style:name="T123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24" style:parent-style-name="Fuentedepárrafopredeter." style:family="text">
      <style:text-properties style:font-name="Calibri" fo:font-size="16pt" style:font-size-asian="16pt" style:font-size-complex="16pt"/>
    </style:style>
    <style:style style:name="T125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26" style:parent-style-name="Fuentedepárrafopredeter." style:family="text">
      <style:text-properties style:font-name="Calibri" fo:font-size="16pt" style:font-size-asian="16pt" style:font-size-complex="16pt"/>
    </style:style>
    <style:style style:name="T127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28" style:parent-style-name="Fuentedepárrafopredeter." style:family="text">
      <style:text-properties style:font-name="Calibri" fo:font-size="16pt" style:font-size-asian="16pt" style:font-size-complex="16pt"/>
    </style:style>
    <style:style style:name="T129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30" style:parent-style-name="Fuentedepárrafopredeter." style:family="text">
      <style:text-properties style:font-name="Calibri" fo:font-size="16pt" style:font-size-asian="16pt" style:font-size-complex="16pt"/>
    </style:style>
    <style:style style:name="P131" style:parent-style-name="Normal" style:family="paragraph">
      <style:text-properties fo:hyphenate="true"/>
    </style:style>
    <style:style style:name="T132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33" style:parent-style-name="Fuentedepárrafopredeter." style:family="text">
      <style:text-properties style:font-name="Calibri" fo:font-size="16pt" style:font-size-asian="16pt" style:font-size-complex="16pt"/>
    </style:style>
    <style:style style:name="T134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35" style:parent-style-name="Fuentedepárrafopredeter." style:family="text">
      <style:text-properties style:font-name="Calibri" fo:font-size="16pt" style:font-size-asian="16pt" style:font-size-complex="16pt"/>
    </style:style>
    <style:style style:name="T136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37" style:parent-style-name="Fuentedepárrafopredeter." style:family="text">
      <style:text-properties style:font-name="Calibri" fo:font-size="16pt" style:font-size-asian="16pt" style:font-size-complex="16pt"/>
    </style:style>
    <style:style style:name="P138" style:parent-style-name="Normal" style:family="paragraph">
      <style:text-properties style:font-name="Calibri" fo:font-size="16pt" style:font-size-asian="16pt" style:font-size-complex="16pt" fo:hyphenate="true"/>
    </style:style>
    <style:style style:name="P139" style:parent-style-name="Normal" style:family="paragraph">
      <style:text-properties fo:hyphenate="true"/>
    </style:style>
    <style:style style:name="T140" style:parent-style-name="Fuentedepárrafopredeter." style:family="text">
      <style:text-properties style:font-name="Calibri" fo:font-size="16pt" style:font-size-asian="16pt" style:font-size-complex="16pt"/>
    </style:style>
    <style:style style:name="T141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42" style:parent-style-name="Fuentedepárrafopredeter." style:family="text">
      <style:text-properties style:font-name="Calibri" fo:font-size="16pt" style:font-size-asian="16pt" style:font-size-complex="16pt"/>
    </style:style>
    <style:style style:name="P143" style:parent-style-name="Normal" style:family="paragraph">
      <style:text-properties style:font-name="Calibri" fo:font-size="16pt" style:font-size-asian="16pt" style:font-size-complex="16pt" fo:hyphenate="true"/>
    </style:style>
    <style:style style:name="P144" style:parent-style-name="Normal" style:family="paragraph">
      <style:text-properties style:font-name="Calibri" fo:font-size="16pt" style:font-size-asian="16pt" style:font-size-complex="16pt" fo:hyphenate="true"/>
    </style:style>
    <style:style style:name="P145" style:parent-style-name="Normal" style:family="paragraph">
      <style:text-properties style:font-name="Calibri" fo:font-size="16pt" style:font-size-asian="16pt" style:font-size-complex="16pt" fo:hyphenate="true"/>
    </style:style>
    <style:style style:name="P146" style:parent-style-name="Normal" style:family="paragraph">
      <style:text-properties style:font-name="Calibri" fo:font-size="16pt" style:font-size-asian="16pt" style:font-size-complex="16pt" fo:hyphenate="true"/>
    </style:style>
    <style:style style:name="P147" style:parent-style-name="Normal" style:family="paragraph">
      <style:text-properties style:font-name="Calibri" fo:font-size="16pt" style:font-size-asian="16pt" style:font-size-complex="16pt" fo:hyphenate="true"/>
    </style:style>
    <style:style style:name="P148" style:parent-style-name="Normal" style:family="paragraph">
      <style:text-properties style:font-name="Calibri" fo:font-size="16pt" style:font-size-asian="16pt" style:font-size-complex="16pt" fo:hyphenate="true"/>
    </style:style>
    <style:style style:name="P149" style:parent-style-name="Normal" style:family="paragraph">
      <style:text-properties style:font-name="Calibri" fo:font-size="16pt" style:font-size-asian="16pt" style:font-size-complex="16pt" fo:hyphenate="true"/>
    </style:style>
    <style:style style:name="P150" style:parent-style-name="Normal" style:family="paragraph">
      <style:text-properties style:font-name="Calibri" fo:font-size="16pt" style:font-size-asian="16pt" style:font-size-complex="16pt" fo:hyphenate="true"/>
    </style:style>
    <style:style style:name="P151" style:parent-style-name="Normal" style:family="paragraph">
      <style:text-properties style:font-name="Calibri" fo:font-size="16pt" style:font-size-asian="16pt" style:font-size-complex="16pt" fo:hyphenate="true"/>
    </style:style>
    <style:style style:name="P152" style:parent-style-name="Normal" style:family="paragraph">
      <style:text-properties fo:hyphenate="true"/>
    </style:style>
    <style:style style:name="T153" style:parent-style-name="Fuentedepárrafopredeter." style:family="text">
      <style:text-properties style:font-name="Calibri" fo:font-size="16pt" style:font-size-asian="16pt" style:font-size-complex="16pt"/>
    </style:style>
    <style:style style:name="P154" style:parent-style-name="Normal" style:family="paragraph">
      <style:paragraph-properties fo:text-align="center"/>
      <style:text-properties style:font-name="Calibri" style:font-name-complex="Calibri"/>
    </style:style>
    <style:style style:name="T155" style:parent-style-name="Fuentedepárrafopredeter." style:family="text">
      <style:text-properties style:font-name="Calibri" fo:font-size="16pt" style:font-size-asian="16pt" style:font-size-complex="16pt"/>
    </style:style>
    <style:style style:name="P156" style:parent-style-name="Normal" style:family="paragraph">
      <style:paragraph-properties fo:text-align="center"/>
    </style:style>
    <style:style style:name="T157" style:parent-style-name="Fuentedepárrafopredeter." style:family="text">
      <style:text-properties style:font-name="Calibri" fo:font-size="16pt" style:font-size-asian="16pt" style:font-size-complex="16pt"/>
    </style:style>
    <style:style style:name="P158" style:parent-style-name="Normal" style:family="paragraph">
      <style:paragraph-properties fo:text-align="center"/>
    </style:style>
    <style:style style:name="T159" style:parent-style-name="Fuentedepárrafopredeter." style:family="text">
      <style:text-properties style:font-name="Cambria Math" style:font-name-complex="Cambria Math" fo:font-size="14pt" style:font-size-asian="14pt"/>
    </style:style>
    <style:style style:name="T160" style:parent-style-name="Fuentedepárrafopredeter." style:family="text">
      <style:text-properties style:font-name="Calibri" style:font-name-complex="Calibri" fo:font-size="13pt" style:font-size-asian="13pt"/>
    </style:style>
    <style:style style:name="T161" style:parent-style-name="Fuentedepárrafopredeter." style:family="text">
      <style:text-properties style:font-name="Cambria Math" style:font-name-complex="Cambria Math" fo:font-size="14pt" style:font-size-asian="14pt"/>
    </style:style>
    <style:style style:name="T162" style:parent-style-name="Fuentedepárrafopredeter." style:family="text">
      <style:text-properties style:font-name="Calibri" style:font-name-complex="Calibri" fo:font-size="13pt" style:font-size-asian="13pt"/>
    </style:style>
    <style:style style:name="T163" style:parent-style-name="Fuentedepárrafopredeter." style:family="text">
      <style:text-properties style:font-name="Cambria Math" style:font-name-complex="Cambria Math" fo:font-size="14pt" style:font-size-asian="14pt"/>
    </style:style>
    <style:style style:name="T164" style:parent-style-name="Fuentedepárrafopredeter." style:family="text">
      <style:text-properties style:font-name="Calibri" style:font-name-complex="Calibri" fo:font-size="13pt" style:font-size-asian="13pt"/>
    </style:style>
    <style:style style:name="T165" style:parent-style-name="Fuentedepárrafopredeter." style:family="text">
      <style:text-properties style:font-name="Cambria Math" style:font-name-complex="Cambria Math" fo:font-size="14pt" style:font-size-asian="14pt"/>
    </style:style>
    <style:style style:name="T166" style:parent-style-name="Fuentedepárrafopredeter." style:family="text">
      <style:text-properties style:font-name="Calibri" style:font-name-complex="Calibri" fo:font-size="13pt" style:font-size-asian="13pt"/>
    </style:style>
    <style:style style:name="T167" style:parent-style-name="Fuentedepárrafopredeter." style:family="text">
      <style:text-properties style:font-name="Cambria Math" style:font-name-complex="Cambria Math" fo:font-size="14pt" style:font-size-asian="14pt"/>
    </style:style>
    <style:style style:name="T168" style:parent-style-name="Fuentedepárrafopredeter." style:family="text">
      <style:text-properties style:font-name="Calibri" style:font-name-complex="Calibri" fo:font-size="13pt" style:font-size-asian="13pt"/>
    </style:style>
    <style:style style:name="T169" style:parent-style-name="Fuentedepárrafopredeter." style:family="text">
      <style:text-properties style:font-name="Cambria Math" style:font-name-complex="Cambria Math" fo:font-size="14pt" style:font-size-asian="14pt"/>
    </style:style>
    <style:style style:name="T170" style:parent-style-name="Fuentedepárrafopredeter." style:family="text">
      <style:text-properties style:font-name="Calibri" style:font-name-complex="Calibri" fo:font-size="13pt" style:font-size-asian="13pt"/>
    </style:style>
    <style:style style:name="T171" style:parent-style-name="Fuentedepárrafopredeter." style:family="text">
      <style:text-properties style:font-name="Cambria Math" style:font-name-complex="Cambria Math" fo:font-size="14pt" style:font-size-asian="14pt"/>
    </style:style>
    <style:style style:name="T172" style:parent-style-name="Fuentedepárrafopredeter." style:family="text">
      <style:text-properties style:font-name="Calibri" style:font-name-complex="Calibri" fo:font-size="13pt" style:font-size-asian="13pt"/>
    </style:style>
    <style:style style:name="P173" style:parent-style-name="Normal" style:family="paragraph">
      <style:text-properties style:font-name="Calibri" fo:font-size="16pt" style:font-size-asian="16pt" style:font-size-complex="16pt" fo:hyphenate="true"/>
    </style:style>
    <style:style style:name="P174" style:parent-style-name="Normal" style:family="paragraph">
      <style:text-properties fo:hyphenate="true"/>
    </style:style>
    <style:style style:name="T175" style:parent-style-name="Fuentedepárrafopredeter." style:family="text">
      <style:text-properties style:font-name="Calibri" fo:font-size="16pt" style:font-size-asian="16pt" style:font-size-complex="16pt"/>
    </style:style>
    <style:style style:name="T176" style:parent-style-name="Fuentedepárrafopredeter." style:family="text">
      <style:text-properties style:font-name="Calibri" fo:font-size="16pt" style:font-size-asian="16pt" style:font-size-complex="16pt"/>
    </style:style>
    <style:style style:name="P177" style:parent-style-name="Normal" style:family="paragraph">
      <style:text-properties style:font-name="Calibri" fo:font-size="16pt" style:font-size-asian="16pt" style:font-size-complex="16pt" fo:hyphenate="true"/>
    </style:style>
    <style:style style:name="P178" style:parent-style-name="Normal" style:family="paragraph">
      <style:text-properties style:font-name="Calibri" fo:font-size="16pt" style:font-size-asian="16pt" style:font-size-complex="16pt" fo:hyphenate="true"/>
    </style:style>
    <style:style style:name="P179" style:parent-style-name="Normal" style:family="paragraph">
      <style:text-properties style:font-name="Calibri" fo:font-size="16pt" style:font-size-asian="16pt" style:font-size-complex="16pt" fo:hyphenate="true"/>
    </style:style>
    <style:style style:name="P180" style:parent-style-name="Normal" style:family="paragraph">
      <style:text-properties style:font-name="Calibri" fo:font-size="16pt" style:font-size-asian="16pt" style:font-size-complex="16pt" fo:hyphenate="true"/>
    </style:style>
    <style:style style:name="P181" style:parent-style-name="Normal" style:family="paragraph">
      <style:text-properties fo:hyphenate="true"/>
    </style:style>
    <style:style style:name="T182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83" style:parent-style-name="Fuentedepárrafopredeter." style:family="text">
      <style:text-properties style:font-name="Calibri" fo:font-size="16pt" style:font-size-asian="16pt" style:font-size-complex="16pt"/>
    </style:style>
    <style:style style:name="P184" style:parent-style-name="Normal" style:family="paragraph">
      <style:text-properties fo:hyphenate="true"/>
    </style:style>
    <style:style style:name="T185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86" style:parent-style-name="Fuentedepárrafopredeter." style:family="text">
      <style:text-properties style:font-name="Calibri" fo:font-size="16pt" style:font-size-asian="16pt" style:font-size-complex="16pt"/>
    </style:style>
    <style:style style:name="T187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88" style:parent-style-name="Fuentedepárrafopredeter." style:family="text">
      <style:text-properties style:font-name="Calibri" fo:font-size="16pt" style:font-size-asian="16pt" style:font-size-complex="16pt"/>
    </style:style>
    <style:style style:name="P189" style:parent-style-name="Normal" style:family="paragraph">
      <style:text-properties fo:hyphenate="true"/>
    </style:style>
    <style:style style:name="T190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91" style:parent-style-name="Fuentedepárrafopredeter." style:family="text">
      <style:text-properties style:font-name="Calibri" fo:font-size="16pt" style:font-size-asian="16pt" style:font-size-complex="16pt"/>
    </style:style>
    <style:style style:name="P192" style:parent-style-name="Normal" style:family="paragraph">
      <style:text-properties fo:hyphenate="true"/>
    </style:style>
    <style:style style:name="T193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94" style:parent-style-name="Fuentedepárrafopredeter." style:family="text">
      <style:text-properties style:font-name="Calibri" fo:font-size="16pt" style:font-size-asian="16pt" style:font-size-complex="16pt"/>
    </style:style>
    <style:style style:name="T195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96" style:parent-style-name="Fuentedepárrafopredeter." style:family="text">
      <style:text-properties style:font-name="Calibri" fo:font-size="16pt" style:font-size-asian="16pt" style:font-size-complex="16pt"/>
    </style:style>
    <style:style style:name="P197" style:parent-style-name="Normal" style:family="paragraph">
      <style:text-properties fo:hyphenate="true"/>
    </style:style>
    <style:style style:name="T198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99" style:parent-style-name="Fuentedepárrafopredeter." style:family="text">
      <style:text-properties style:font-name="Calibri" fo:font-size="16pt" style:font-size-asian="16pt" style:font-size-complex="16pt"/>
    </style:style>
    <style:style style:name="P200" style:parent-style-name="Normal" style:family="paragraph">
      <style:text-properties fo:hyphenate="true"/>
    </style:style>
    <style:style style:name="T201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202" style:parent-style-name="Fuentedepárrafopredeter." style:family="text">
      <style:text-properties style:font-name="Calibri" fo:font-size="16pt" style:font-size-asian="16pt" style:font-size-complex="16pt"/>
    </style:style>
    <style:style style:name="P203" style:parent-style-name="Normal" style:family="paragraph">
      <style:text-properties fo:hyphenate="true"/>
    </style:style>
    <style:style style:name="T204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205" style:parent-style-name="Fuentedepárrafopredeter." style:family="text">
      <style:text-properties style:font-name="Calibri" fo:font-size="16pt" style:font-size-asian="16pt" style:font-size-complex="16pt"/>
    </style:style>
    <style:style style:name="P206" style:parent-style-name="Standard" style:family="paragraph">
      <style:paragraph-properties fo:margin-left="0.25in">
        <style:tab-stops/>
      </style:paragraph-properties>
      <style:text-properties style:font-name="Calibri" fo:font-weight="bold" style:font-weight-asian="bold" fo:font-size="16pt" style:font-size-asian="16pt" fo:language="es" fo:country="MX"/>
    </style:style>
    <style:style style:name="T207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08" style:parent-style-name="Fuentedepárrafopredeter." style:family="text">
      <style:text-properties style:font-name="Calibri" fo:font-size="16pt" style:font-size-asian="16pt" fo:language="es" fo:country="MX"/>
    </style:style>
    <style:style style:name="T209" style:parent-style-name="Fuentedepárrafopredeter." style:family="text">
      <style:text-properties style:font-name="Calibri" fo:font-size="16pt" style:font-size-asian="16pt" fo:language="es" fo:country="MX"/>
    </style:style>
    <style:style style:name="T210" style:parent-style-name="Fuentedepárrafopredeter." style:family="text">
      <style:text-properties style:font-name="Calibri" fo:font-size="16pt" style:font-size-asian="16pt" fo:language="es" fo:country="MX"/>
    </style:style>
    <style:style style:name="P211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12" style:parent-style-name="Standard" style:family="paragraph">
      <style:text-properties style:font-name="Calibri" fo:font-size="16pt" style:font-size-asian="16pt" fo:language="es" fo:country="MX"/>
    </style:style>
    <style:style style:name="P213" style:parent-style-name="Standard" style:family="paragraph">
      <style:text-properties style:font-name="Calibri" fo:font-size="16pt" style:font-size-asian="16pt" fo:language="es" fo:country="MX"/>
    </style:style>
    <style:style style:name="T214" style:parent-style-name="Fuentedepárrafopredeter." style:family="text">
      <style:text-properties style:font-name="Calibri" fo:font-size="16pt" style:font-size-asian="16pt" fo:language="es" fo:country="MX"/>
    </style:style>
    <style:style style:name="T215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16" style:parent-style-name="Fuentedepárrafopredeter." style:family="text">
      <style:text-properties style:font-name="Calibri" fo:font-size="16pt" style:font-size-asian="16pt" fo:language="es" fo:country="MX"/>
    </style:style>
    <style:style style:name="T217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18" style:parent-style-name="Fuentedepárrafopredeter." style:family="text">
      <style:text-properties style:font-name="Calibri" fo:font-size="16pt" style:font-size-asian="16pt" fo:language="es" fo:country="MX"/>
    </style:style>
    <style:style style:name="P219" style:parent-style-name="Standard" style:family="paragraph">
      <style:text-properties style:font-name="Calibri" fo:font-size="16pt" style:font-size-asian="16pt" fo:language="es" fo:country="MX"/>
    </style:style>
    <style:style style:name="P220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1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2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3" style:parent-style-name="Standard" style:family="paragraph">
      <style:paragraph-properties fo:margin-left="0.25in">
        <style:tab-stops/>
      </style:paragraph-properties>
    </style:style>
    <style:style style:name="T224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25" style:parent-style-name="Fuentedepárrafopredeter." style:family="text">
      <style:text-properties style:font-name="Calibri" fo:font-size="16pt" style:font-size-asian="16pt" fo:language="es" fo:country="MX"/>
    </style:style>
    <style:style style:name="T226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27" style:parent-style-name="Fuentedepárrafopredeter." style:family="text">
      <style:text-properties style:font-name="Calibri" fo:font-size="16pt" style:font-size-asian="16pt" fo:language="es" fo:country="MX"/>
    </style:style>
    <style:style style:name="T228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29" style:parent-style-name="Fuentedepárrafopredeter." style:family="text">
      <style:text-properties style:font-name="Calibri" fo:font-size="16pt" style:font-size-asian="16pt" fo:language="es" fo:country="MX"/>
    </style:style>
    <style:style style:name="T230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31" style:parent-style-name="Fuentedepárrafopredeter." style:family="text">
      <style:text-properties style:font-name="Calibri" fo:font-size="16pt" style:font-size-asian="16pt" fo:language="es" fo:country="MX"/>
    </style:style>
    <style:style style:name="P232" style:parent-style-name="Standard" style:family="paragraph">
      <style:paragraph-properties fo:margin-left="0.25in">
        <style:tab-stops/>
      </style:paragraph-properties>
    </style:style>
    <style:style style:name="T233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34" style:parent-style-name="Fuentedepárrafopredeter." style:family="text">
      <style:text-properties style:font-name="Calibri" fo:font-size="16pt" style:font-size-asian="16pt" fo:language="es" fo:country="MX"/>
    </style:style>
    <style:style style:name="T235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36" style:parent-style-name="Fuentedepárrafopredeter." style:family="text">
      <style:text-properties style:font-name="Calibri" fo:font-size="16pt" style:font-size-asian="16pt" fo:language="es" fo:country="MX"/>
    </style:style>
    <style:style style:name="T237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38" style:parent-style-name="Fuentedepárrafopredeter." style:family="text">
      <style:text-properties style:font-name="Calibri" fo:font-size="16pt" style:font-size-asian="16pt" fo:language="es" fo:country="MX"/>
    </style:style>
    <style:style style:name="P239" style:parent-style-name="Standard" style:family="paragraph">
      <style:text-properties style:font-name="Calibri" fo:font-size="16pt" style:font-size-asian="16pt" fo:language="es" fo:country="MX"/>
    </style:style>
    <style:style style:name="T240" style:parent-style-name="Fuentedepárrafopredeter." style:family="text">
      <style:text-properties style:font-name="Calibri" fo:font-size="16pt" style:font-size-asian="16pt" fo:language="es" fo:country="MX"/>
    </style:style>
    <style:style style:name="T241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42" style:parent-style-name="Fuentedepárrafopredeter." style:family="text">
      <style:text-properties style:font-name="Calibri" fo:font-size="16pt" style:font-size-asian="16pt" fo:language="es" fo:country="MX"/>
    </style:style>
    <style:style style:name="P243" style:parent-style-name="Standard" style:family="paragraph">
      <style:text-properties style:font-name="Calibri" fo:font-size="16pt" style:font-size-asian="16pt" fo:language="es" fo:country="MX"/>
    </style:style>
    <style:style style:name="P244" style:parent-style-name="Standard" style:family="paragraph">
      <style:text-properties style:font-name="Calibri" fo:font-size="16pt" style:font-size-asian="16pt" fo:language="es" fo:country="MX"/>
    </style:style>
    <style:style style:name="T245" style:parent-style-name="Fuentedepárrafopredeter." style:family="text">
      <style:text-properties style:font-name="Calibri" fo:font-size="16pt" style:font-size-asian="16pt" fo:language="es" fo:country="MX"/>
    </style:style>
    <style:style style:name="T246" style:parent-style-name="Fuentedepárrafopredeter." style:family="text">
      <style:text-properties style:font-name="Calibri" fo:font-size="16pt" style:font-size-asian="16pt" fo:language="es" fo:country="MX"/>
    </style:style>
    <style:style style:name="T247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48" style:parent-style-name="Fuentedepárrafopredeter." style:family="text">
      <style:text-properties style:font-name="Calibri" fo:font-size="16pt" style:font-size-asian="16pt" fo:language="es" fo:country="MX"/>
    </style:style>
    <style:style style:name="T249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50" style:parent-style-name="Fuentedepárrafopredeter." style:family="text">
      <style:text-properties style:font-name="Calibri" fo:font-size="16pt" style:font-size-asian="16pt" fo:language="es" fo:country="MX"/>
    </style:style>
    <style:style style:name="P251" style:parent-style-name="Standard" style:family="paragraph">
      <style:text-properties style:font-name="Calibri" fo:font-size="16pt" style:font-size-asian="16pt" fo:language="es" fo:country="MX"/>
    </style:style>
    <style:style style:name="P252" style:parent-style-name="Standard" style:family="paragraph">
      <style:text-properties style:font-name="Calibri" fo:font-size="16pt" style:font-size-asian="16pt" fo:language="es" fo:country="MX"/>
    </style:style>
    <style:style style:name="T253" style:parent-style-name="Fuentedepárrafopredeter." style:family="text">
      <style:text-properties style:font-name="Calibri" fo:font-size="16pt" style:font-size-asian="16pt" fo:language="es" fo:country="MX"/>
    </style:style>
    <style:style style:name="P254" style:parent-style-name="Normal" style:family="paragraph">
      <style:paragraph-properties fo:text-align="center"/>
    </style:style>
    <style:style style:name="T255" style:parent-style-name="Fuentedepárrafopredeter." style:family="text">
      <style:text-properties style:font-name="Calibri" fo:font-size="16pt" style:font-size-asian="16pt" fo:language="es" fo:country="MX"/>
    </style:style>
    <style:style style:name="P256" style:parent-style-name="Normal" style:family="paragraph">
      <style:paragraph-properties fo:text-align="center"/>
    </style:style>
    <style:style style:name="T257" style:parent-style-name="Fuentedepárrafopredeter." style:family="text">
      <style:text-properties style:font-name="Cambria Math" style:font-name-complex="Cambria Math"/>
    </style:style>
    <style:style style:name="T258" style:parent-style-name="Fuentedepárrafopredeter." style:family="text">
      <style:text-properties style:font-name="Calibri" style:font-name-complex="Calibri"/>
    </style:style>
    <style:style style:name="T259" style:parent-style-name="Fuentedepárrafopredeter." style:family="text">
      <style:text-properties style:font-name="Cambria Math" style:font-name-complex="Cambria Math"/>
    </style:style>
    <style:style style:name="T260" style:parent-style-name="Fuentedepárrafopredeter." style:family="text">
      <style:text-properties style:font-name="Calibri" style:font-name-complex="Calibri"/>
    </style:style>
    <style:style style:name="T261" style:parent-style-name="Fuentedepárrafopredeter." style:family="text">
      <style:text-properties style:font-name="Cambria Math" style:font-name-complex="Cambria Math"/>
    </style:style>
    <style:style style:name="T262" style:parent-style-name="Fuentedepárrafopredeter." style:family="text">
      <style:text-properties style:font-name="Calibri" style:font-name-complex="Calibri"/>
    </style:style>
    <style:style style:name="T263" style:parent-style-name="Fuentedepárrafopredeter." style:family="text">
      <style:text-properties style:font-name="Cambria Math" style:font-name-complex="Cambria Math"/>
    </style:style>
    <style:style style:name="T264" style:parent-style-name="Fuentedepárrafopredeter." style:family="text">
      <style:text-properties style:font-name="Calibri" style:font-name-complex="Calibri"/>
    </style:style>
    <style:style style:name="T265" style:parent-style-name="Fuentedepárrafopredeter." style:family="text">
      <style:text-properties style:font-name="Cambria Math" style:font-name-complex="Cambria Math"/>
    </style:style>
    <style:style style:name="T266" style:parent-style-name="Fuentedepárrafopredeter." style:family="text">
      <style:text-properties style:font-name="Calibri" style:font-name-complex="Calibri"/>
    </style:style>
    <style:style style:name="T267" style:parent-style-name="Fuentedepárrafopredeter." style:family="text">
      <style:text-properties style:font-name="Cambria Math" style:font-name-complex="Cambria Math"/>
    </style:style>
    <style:style style:name="T268" style:parent-style-name="Fuentedepárrafopredeter." style:family="text">
      <style:text-properties style:font-name="Calibri" style:font-name-complex="Calibri"/>
    </style:style>
    <style:style style:name="T269" style:parent-style-name="Fuentedepárrafopredeter." style:family="text">
      <style:text-properties style:font-name="Cambria Math" style:font-name-complex="Cambria Math"/>
    </style:style>
    <style:style style:name="T270" style:parent-style-name="Fuentedepárrafopredeter." style:family="text">
      <style:text-properties style:font-name="Calibri" style:font-name-complex="Calibri"/>
    </style:style>
    <style:style style:name="T271" style:parent-style-name="Fuentedepárrafopredeter." style:family="text">
      <style:text-properties style:font-name="Calibri" fo:font-size="16pt" style:font-size-asian="16pt" fo:language="es" fo:country="MX"/>
    </style:style>
    <style:style style:name="P272" style:parent-style-name="Normal" style:family="paragraph">
      <style:paragraph-properties fo:text-align="center"/>
    </style:style>
    <style:style style:name="T273" style:parent-style-name="Fuentedepárrafopredeter." style:family="text">
      <style:text-properties style:font-name="Calibri" fo:font-size="16pt" style:font-size-asian="16pt" fo:language="es" fo:country="MX"/>
    </style:style>
    <style:style style:name="T274" style:parent-style-name="Fuentedepárrafopredeter." style:family="text">
      <style:text-properties style:font-name="Calibri" fo:font-size="16pt" style:font-size-asian="16pt" fo:language="es" fo:country="MX"/>
    </style:style>
    <style:style style:name="P275" style:parent-style-name="Standard" style:family="paragraph">
      <style:text-properties style:font-name="Calibri" fo:font-size="16pt" style:font-size-asian="16pt" fo:language="es" fo:country="MX"/>
    </style:style>
    <style:style style:name="P276" style:parent-style-name="Standard" style:family="paragraph">
      <style:text-properties style:font-name="Calibri" fo:font-size="16pt" style:font-size-asian="16pt" fo:language="es" fo:country="MX"/>
    </style:style>
    <style:style style:name="P27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7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79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T280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81" style:parent-style-name="Fuentedepárrafopredeter." style:family="text">
      <style:text-properties style:font-name="Calibri" fo:font-size="16pt" style:font-size-asian="16pt" fo:language="es" fo:country="MX"/>
    </style:style>
    <style:style style:name="T282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83" style:parent-style-name="Fuentedepárrafopredeter." style:family="text">
      <style:text-properties style:font-name="Calibri" fo:font-size="16pt" style:font-size-asian="16pt" fo:language="es" fo:country="MX"/>
    </style:style>
    <style:style style:name="T284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85" style:parent-style-name="Fuentedepárrafopredeter." style:family="text">
      <style:text-properties style:font-name="Calibri" fo:font-size="16pt" style:font-size-asian="16pt" fo:language="es" fo:country="MX"/>
    </style:style>
    <style:style style:name="T286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87" style:parent-style-name="Fuentedepárrafopredeter." style:family="text">
      <style:text-properties style:font-name="Calibri" fo:font-size="16pt" style:font-size-asian="16pt" fo:language="es" fo:country="MX"/>
    </style:style>
    <style:style style:name="T288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89" style:parent-style-name="Fuentedepárrafopredeter." style:family="text">
      <style:text-properties style:font-name="Calibri" fo:font-size="16pt" style:font-size-asian="16pt" fo:language="es" fo:country="MX"/>
    </style:style>
    <style:style style:name="T290" style:parent-style-name="Fuentedepárrafopredeter." style:family="text">
      <style:text-properties style:font-name="Cambria Math" style:font-name-complex="Cambria Math" fo:font-size="16pt" style:font-size-asian="16pt" fo:language="es" fo:country="MX"/>
    </style:style>
    <style:style style:name="T291" style:parent-style-name="Fuentedepárrafopredeter." style:family="text">
      <style:text-properties style:font-name="Calibri" fo:font-size="16pt" style:font-size-asian="16pt" fo:language="es" fo:country="MX"/>
    </style:style>
    <style:style style:name="T292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93" style:parent-style-name="Fuentedepárrafopredeter." style:family="text">
      <style:text-properties style:font-name="Calibri" fo:font-size="16pt" style:font-size-asian="16pt" fo:language="es" fo:country="MX"/>
    </style:style>
    <style:style style:name="T294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95" style:parent-style-name="Fuentedepárrafopredeter." style:family="text">
      <style:text-properties style:font-name="Calibri" fo:font-size="16pt" style:font-size-asian="16pt" fo:language="es" fo:country="MX"/>
    </style:style>
    <style:style style:name="T296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97" style:parent-style-name="Fuentedepárrafopredeter." style:family="text">
      <style:text-properties style:font-name="Calibri" fo:font-size="16pt" style:font-size-asian="16pt" fo:language="es" fo:country="MX"/>
    </style:style>
    <style:style style:name="T298" style:parent-style-name="Fuentedepárrafopredeter." style:family="text">
      <style:text-properties style:font-name="Calibri" fo:font-weight="bold" style:font-weight-asian="bold" fo:font-size="16pt" style:font-size-asian="16pt" fo:language="es" fo:country="MX"/>
    </style:style>
    <style:style style:name="T299" style:parent-style-name="Fuentedepárrafopredeter." style:family="text">
      <style:text-properties style:font-name="Calibri" fo:font-size="16pt" style:font-size-asian="16pt" fo:language="es" fo:country="MX"/>
    </style:style>
    <style:style style:name="P300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1" style:parent-style-name="Standard" style:family="paragraph">
      <style:text-properties style:font-name="Calibri" fo:color="#FF0000" fo:font-size="16pt" style:font-size-asian="16pt" fo:language="es" fo:country="MX"/>
    </style:style>
    <style:style style:name="P302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303" style:parent-style-name="Standard" style:family="paragraph">
      <style:text-properties style:font-name="Calibri" fo:font-size="16pt" style:font-size-asian="16pt" fo:language="es" fo:country="MX"/>
    </style:style>
    <style:style style:name="P30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6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7" style:parent-style-name="Standard" style:family="paragraph">
      <style:text-properties style:font-name="Calibri" fo:font-size="16pt" style:font-size-asian="16pt" fo:language="es" fo:country="MX"/>
    </style:style>
    <style:style style:family="graphic" style:name="a1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vertical-pos="middle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<text:span text:style-name="T37">Ing Claudia Rodriguez Espino</text:span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<text:span text:style-name="T44">Fundamentos de Programación</text:span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03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3 “Solución de problemas y algoritmos”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De La Luz Sánchez Emilian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08/03/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<text:s/>__________</text:p>
      <text:soft-page-break/>
      <text:p text:style-name="P99">Solución de problemas y algoritmos”</text:p>
      <text:p text:style-name="P100"/>
      <text:p text:style-name="P101">OBJETIVO</text:p>
      <text:p text:style-name="P102"/>
      <text:p text:style-name="P103">Conocer la importancia que tienen los algoritmos para la resolución de problemas en programación de la manera más eficiente y más simple posible para el usuario siguiendo una serie de etapas de<text:s/>análisis y diseño pertenecientes al ciclo de vida del software, así como también comprender los tipos de algoritmos que se presentan en la práctica.</text:p>
      <text:p text:style-name="P104"/>
      <text:p text:style-name="P105">DESARROLLO</text:p>
      <text:p text:style-name="P106"/>
      <text:p text:style-name="P107">Con la teoría vista antes de las actividades, a partir de un enunciado de un problema, identificar el conjunto de entrada y el conjunto de salida.</text:p>
      <text:p text:style-name="P108">Ya puesto en práctica se elaborara un problema determinado, identificando los módulos de entrada y de salida.</text:p>
      <text:p text:style-name="P109"/>
      <text:p text:style-name="P110"><text:span text:style-name="T111">Ejercicio</text:span><text:span text:style-name="T112"><text:s/>1:</text:span><text:span text:style-name="T113"><text:s/>obtención del área de un circulo</text:span></text:p>
      <text:p text:style-name="P114"><text:span text:style-name="T115">-</text:span><text:span text:style-name="T116">Datos de entrada: El conjunto de datos de entrada E está compuesto por el radio de la circunferencia, y<text:s/></text:span><text:span text:style-name="T117">𝜋</text:span><text:span text:style-name="T118">.</text:span></text:p>
      <text:p text:style-name="P119"/>
      <text:p text:style-name="P120">Restricción: el valor debe ser real y positive.</text:p>
      <text:p text:style-name="P121"/>
      <text:p text:style-name="P122"><text:span text:style-name="T123">𝐸</text:span><text:span text:style-name="T124"><text:s/></text:span><text:span text:style-name="T125">∁</text:span><text:span text:style-name="T126"><text:s/></text:span><text:span text:style-name="T127">𝑅</text:span><text:span text:style-name="T128">−1,</text:span><text:span text:style-name="T129">𝑑𝑜𝑛𝑑𝑒</text:span><text:span text:style-name="T130"><text:s/></text:span></text:p>
      <text:p text:style-name="P131"><text:span text:style-name="T132">𝑛𝑢𝑚</text:span><text:span text:style-name="T133"><text:s/></text:span><text:span text:style-name="T134">∈𝐸</text:span><text:span text:style-name="T135"><text:s/></text:span><text:span text:style-name="T136">𝑑𝑒</text:span><text:span text:style-name="T137"><text:s/>(−∞,∞)</text:span></text:p>
      <text:p text:style-name="P138"/>
      <text:p text:style-name="P139"><text:span text:style-name="T140">NOTA:<text:s/></text:span><text:span text:style-name="T141">𝑅</text:span><text:span text:style-name="T142">−1 representa al conjunto de números reales de una dimensión.</text:span></text:p>
      <text:p text:style-name="P143"/>
      <text:p text:style-name="P144">Datos de salida: El conjunto de salida S está compuesto por un valor, real positivo.</text:p>
      <text:p text:style-name="P145"/>
      <text:p text:style-name="P146">Otro<text:s/>posible<text:s/>conjunto de datos de salida son los valores booleanos de verdadero o falso, donde verdadero es un número real positive y falso indica el valor real negativo.</text:p>
      <text:p text:style-name="P147"/>
      <text:p text:style-name="P148"/>
      <text:p text:style-name="P149"/>
      <text:p text:style-name="P150"/>
      <text:p text:style-name="P151"/>
      <text:p text:style-name="P152"><text:span text:style-name="T153"><draw:custom-shape svg:x="5.34237in" svg:y="0.23013in" svg:width="2.16875in" svg:height="1.07778in" draw:z-index="251698176" draw:id="id1" draw:style-name="a2" draw:name="Flecha: cheurón 40" text:anchor-type="paragraph"><svg:title/><svg:desc/><text:p text:style-name="P154">Conjunto de números reales positivo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55"><draw:custom-shape svg:x="0in" svg:y="0.2293in" svg:width="2.03889in" svg:height="1.06458in" draw:z-index="251696128" draw:id="id2" draw:style-name="a3" draw:name="Cubo 38" text:anchor-type="paragraph"><svg:title/><svg:desc/><text:p text:style-name="P156"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text:span text:style-name="T157"><draw:custom-shape svg:x="-0.67062in" svg:y="0.13922in" svg:width="2.63611in" svg:height="1.10347in" draw:z-index="251694080" draw:id="id3" draw:style-name="a4" draw:name="Flecha: cheurón 36" text:anchor-type="paragraph"><svg:title/><svg:desc/><text:p text:style-name="P158"><text:span text:style-name="T159">𝐸</text:span><text:span text:style-name="T160"><text:s/></text:span><text:span text:style-name="T161">∁</text:span><text:span text:style-name="T162"><text:s/></text:span><text:span text:style-name="T163">𝑅</text:span><text:span text:style-name="T164">−1,</text:span><text:span text:style-name="T165">𝑑𝑜𝑛𝑑𝑒</text:span><text:span text:style-name="T166"><text:s/></text:span><text:span text:style-name="T167">𝑛𝑢𝑚</text:span><text:span text:style-name="T168"><text:s/></text:span><text:span text:style-name="T169">∈𝐸</text:span><text:span text:style-name="T170"><text:s/></text:span><text:span text:style-name="T171">𝑑𝑒</text:span><text:span text:style-name="T172"><text:s/>(−∞,∞)</text:span>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/text:p>
      <text:p text:style-name="P173"/>
      <text:p text:style-name="P174"><text:span text:style-name="T175"><draw:custom-shape svg:x="4.74497in" svg:y="0.06439in" svg:width="0.45417in" svg:height="0.18125in" draw:z-index="251697152" draw:id="id4" draw:style-name="a5" draw:name="Flecha: a la derecha 3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29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76"><draw:custom-shape svg:x="2.04296in" svg:y="0.05117in" svg:width="0.40208in" svg:height="0.16806in" draw:z-index="251695104" draw:id="id5" draw:style-name="a6" draw:name="Flecha: a la derecha 3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0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77"/>
      <text:p text:style-name="P178"/>
      <text:p text:style-name="P179">Algoritmo:</text:p>
      <text:p text:style-name="P180"/>
      <text:p text:style-name="P181"><text:span text:style-name="T182">1.</text:span><text:span text:style-name="T183"><text:s/>Inicio</text:span></text:p>
      <text:p text:style-name="P184"><text:span text:style-name="T185">2.</text:span><text:span text:style-name="T186"><text:s/>Conocer el radio (R) y<text:s/></text:span><text:span text:style-name="T187">𝜋</text:span><text:span text:style-name="T188">= 3.1416…..</text:span></text:p>
      <text:p text:style-name="P189"><text:span text:style-name="T190">3</text:span><text:span text:style-name="T191">. El radio debe de ser positivo</text:span></text:p>
      <text:p text:style-name="P192"><text:span text:style-name="T193">4.</text:span><text:span text:style-name="T194"><text:s/>Operación:<text:s/></text:span><text:span text:style-name="T195">𝜋𝑅</text:span><text:span text:style-name="T196">2</text:span></text:p>
      <text:p text:style-name="P197"><text:span text:style-name="T198">5.</text:span><text:span text:style-name="T199"><text:s/>Mostrar el area (Imprimir el resultado)</text:span></text:p>
      <text:p text:style-name="P200"><text:span text:style-name="T201">6.</text:span><text:span text:style-name="T202"><text:s/>Verificar 1&gt;R&gt;1? Verdadero ir a paso 7, Falso Ir a paso 3</text:span></text:p>
      <text:p text:style-name="P203"><text:span text:style-name="T204">7.</text:span><text:span text:style-name="T205"><text:s/>Fin</text:span></text:p>
      <text:p text:style-name="P206"/>
      <text:p text:style-name="Standard"><text:span text:style-name="T207">Ejercicio 2</text:span><text:span text:style-name="T208">: Formula general (</text:span><text:span text:style-name="T209">chicharronera</text:span><text:span text:style-name="T210">)<text:s/></text:span><draw:frame draw:style-name="a7" text:anchor-type="as-char" svg:x="0in" svg:y="0in" svg:width="1.96875in" svg:height="0.57292in" style:rel-width="scale" style:rel-height="scale"><draw:object xlink:href="Object 1/" xlink:type="simple" xlink:show="embed" xlink:actuate="onLoad"/></draw:frame></text:p>
      <text:p text:style-name="P211"/>
      <text:p text:style-name="P212">Restricciones:</text:p>
      <text:p text:style-name="P213">-Las raices deben de ser reales</text:p>
      <text:p text:style-name="Standard"><text:span text:style-name="T214">-</text:span><text:span text:style-name="T215">𝑏</text:span><text:span text:style-name="T216">2−4</text:span><text:span text:style-name="T217">𝑎𝑐</text:span><text:span text:style-name="T218"><text:s/>≥0</text:span></text:p>
      <text:p text:style-name="P219">-A ≠0</text:p>
      <text:p text:style-name="P220"/>
      <text:p text:style-name="P221">Datos de entrada: El conjunto de datos de entrada E está compuesto por el conjunto de números reales.</text:p>
      <text:p text:style-name="P222"/>
      <text:p text:style-name="P223"><text:span text:style-name="T224">𝐸</text:span><text:span text:style-name="T225"><text:s/></text:span><text:span text:style-name="T226">∁</text:span><text:span text:style-name="T227"><text:s/></text:span><text:span text:style-name="T228">𝑅</text:span><text:span text:style-name="T229">−1,</text:span><text:span text:style-name="T230">𝑑𝑜𝑛𝑑𝑒</text:span><text:span text:style-name="T231"><text:s/></text:span></text:p>
      <text:p text:style-name="P232"><text:span text:style-name="T233">𝑛𝑢𝑚</text:span><text:span text:style-name="T234"><text:s/></text:span><text:span text:style-name="T235">∈𝐸</text:span><text:span text:style-name="T236"><text:s/></text:span><text:span text:style-name="T237">𝑑𝑒</text:span><text:span text:style-name="T238"><text:s/>(−∞,∞)</text:span></text:p>
      <text:p text:style-name="P239"/>
      <text:p text:style-name="Standard"><text:span text:style-name="T240">NOTA:<text:s/></text:span><text:span text:style-name="T241">𝑅</text:span><text:span text:style-name="T242">−1 representa al conjunto de números reales de una dimensión.</text:span></text:p>
      <text:p text:style-name="P243">Datos de salida: El conjunto de salida S está compuesto por dos valores para x, (dos soluciones).</text:p>
      <text:p text:style-name="P244">Un posible conjunto de salida son los valores reales de (−∞,∞).</text:p>
      <text:p text:style-name="Standard"><text:span text:style-name="T245">-</text:span><text:span text:style-name="T246">Otro posible conjunto de datos de salida son los valores de verdadero y falso, donde verdadero indica que el valor de<text:s/></text:span><text:span text:style-name="T247">𝑏</text:span><text:span text:style-name="T248">2−4</text:span><text:span text:style-name="T249">𝑎𝑐</text:span><text:span text:style-name="T250"><text:s/>≥0, y falso con el caso contrario.</text:span></text:p>
      <text:p text:style-name="P251"/>
      <text:p text:style-name="P252"/>
      <text:p text:style-name="Standard"><text:span text:style-name="T253"><draw:custom-shape svg:x="5.27744in" svg:y="0.06319in" svg:width="2.10347in" svg:height="1.11667in" draw:z-index="251703296" draw:id="id6" draw:style-name="a8" draw:name="Flecha: cheurón 45" text:anchor-type="paragraph"><svg:title/><svg:desc/><text:p text:style-name="P254">Conjunto de valores reales para x, ( dos soluciones)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255"><draw:custom-shape svg:x="-0.56672in" svg:y="0.14112in" svg:width="2.03889in" svg:height="0.98681in" draw:z-index="251699200" draw:id="id7" draw:style-name="a9" draw:name="Flecha: cheurón 41" text:anchor-type="paragraph"><svg:title/><svg:desc/><text:p text:style-name="P256"><text:span text:style-name="T257">𝐸</text:span><text:span text:style-name="T258"><text:s/></text:span><text:span text:style-name="T259">∁</text:span><text:span text:style-name="T260"><text:s/></text:span><text:span text:style-name="T261">𝑅</text:span><text:span text:style-name="T262">−1,</text:span><text:span text:style-name="T263">𝑑𝑜𝑛𝑑𝑒</text:span><text:span text:style-name="T264"><text:s/></text:span><text:span text:style-name="T265">𝑛𝑢𝑚</text:span><text:span text:style-name="T266"><text:s/></text:span><text:span text:style-name="T267">∈𝐸</text:span><text:span text:style-name="T268"><text:s/></text:span><text:span text:style-name="T269">𝑑𝑒</text:span><text:span text:style-name="T270"><text:s/>(−∞,∞)</text:span>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271"><draw:custom-shape svg:x="2.34237in" svg:y="0.08917in" svg:width="1.83056in" svg:height="0.84375in" draw:z-index="251701248" draw:id="id8" draw:style-name="a10" draw:name="Cubo 43" text:anchor-type="paragraph"><svg:title/><svg:desc/><text:p text:style-name="P272"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/text:p>
      <text:p text:style-name="Standard"><text:span text:style-name="T273"><draw:custom-shape svg:x="1.5755in" svg:y="0.18104in" svg:width="0.63611in" svg:height="0.24653in" draw:z-index="251700224" draw:id="id9" draw:style-name="a11" draw:name="Flecha: a la derecha 4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4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74"><draw:custom-shape svg:x="4.32875in" svg:y="0.10306in" svg:width="0.72708in" svg:height="0.25972in" draw:z-index="251702272" draw:id="id10" draw:style-name="a12" draw:name="Flecha: a la derecha 4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74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75"/>
      <text:p text:style-name="P276"/>
      <text:p text:style-name="P277"/>
      <text:p text:style-name="P278">Algoritmo:</text:p>
      <text:p text:style-name="P279"/>
      <text:p text:style-name="Standard"><text:span text:style-name="T280">1.</text:span><text:span text:style-name="T281"><text:s/>Inicio</text:span></text:p>
      <text:p text:style-name="Standard"><text:span text:style-name="T282">2.</text:span><text:span text:style-name="T283"><text:s/>Conocer el valor de a, b y c</text:span></text:p>
      <text:p text:style-name="Standard"><text:span text:style-name="T284">3.</text:span><text:span text:style-name="T285"><text:s/>a≠o? verdadero ir al paso 4. Falso ir al paso 8</text:span></text:p>
      <text:p text:style-name="Standard"><text:span text:style-name="T286">4.</text:span><text:span text:style-name="T287"><text:s/></text:span><text:span text:style-name="T288">𝑏</text:span><text:span text:style-name="T289">2−4</text:span><text:span text:style-name="T290">𝑎𝑐</text:span><text:span text:style-name="T291"><text:s/>≥0? verdadero ir al paso 6, falso ir a paso 5</text:span></text:p>
      <text:p text:style-name="Standard"><text:span text:style-name="T292">5.</text:span><text:span text:style-name="T293"><text:s/>Error Volver al paso 2, si continua de la misma forma ir al paso 8</text:span></text:p>
      <text:p text:style-name="Standard"><text:span text:style-name="T294">6.</text:span><text:span text:style-name="T295"><text:s/>Operación<text:s/></text:span><draw:frame draw:style-name="a13" text:anchor-type="as-char" svg:x="0in" svg:y="0in" svg:width="1.96875in" svg:height="0.57292in" style:rel-width="scale" style:rel-height="scale"><draw:object xlink:href="Object 2/" xlink:type="simple" xlink:show="embed" xlink:actuate="onLoad"/></draw:frame></text:p>
      <text:p text:style-name="Standard"><text:span text:style-name="T296">7.</text:span><text:span text:style-name="T297"><text:s/>Imprimir resultados</text:span></text:p>
      <text:p text:style-name="Standard"><text:span text:style-name="T298">8.</text:span><text:span text:style-name="T299"><text:s/>Fin</text:span></text:p>
      <text:p text:style-name="P300"/>
      <text:p text:style-name="P301">CONCLUSIONES</text:p>
      <text:p text:style-name="P302"/>
      <text:p text:style-name="P303">Sin duda alguna fue una práctica bastante compleja ya que requirió un poco de abstracción para poder resolver los problemas puestos en la<text:s/>práctica, fue muy interesante la metodología que se usó, los comandos correspondientes que se usaron y el tipo de proceso que se llevó acabo para realizarlo de la mejor manera posible y sobre todo fácil, se cumplieron los objetivos vistos anteriormente.</text:p>
      <text:p text:style-name="P304"/>
      <text:p text:style-name="P305"/>
      <text:p text:style-name="P306"/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Emiliano De la Luz Sánchez</dc:creator>
    <meta:creation-date>2018-03-13T02:28:00Z</meta:creation-date>
    <dc:date>2018-03-13T02:28:00Z</dc:date>
    <meta:template xlink:href="Normal" xlink:type="simple"/>
    <meta:editing-cycles>2</meta:editing-cycles>
    <meta:editing-duration>PT60S</meta:editing-duration>
    <meta:document-statistic meta:page-count="4" meta:paragraph-count="6" meta:word-count="514" meta:character-count="3337" meta:row-count="23" meta:non-whitespace-character-count="2829"/>
  </office:meta>
</office:document-meta>
</file>

<file path=Object 1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